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gt;&gt; run_DTINet</text:p>
      <text:p text:style-name="Standard">Repetition #1</text:p>
      <text:p text:style-name="Standard">Train data: 1199 positives, 1199 negatives</text:p>
      <text:p text:style-name="Standard">Test data: 133 positives, 133 negatives</text:p>
      <text:p text:style-name="Standard">Fold 1, Train: AUROC=0.968439 AUPR=0.967812; Test: AUROC=0.793940, AUPR=0.841485</text:p>
      <text:p text:style-name="Standard">Train data: 1199 positives, 1199 negatives</text:p>
      <text:p text:style-name="Standard">Test data: 133 positives, 133 negatives</text:p>
      <text:p text:style-name="Standard">Fold 2, Train: AUROC=0.966624 AUPR=0.965842; Test: AUROC=0.842049, AUPR=0.872627</text:p>
      <text:p text:style-name="Standard">Train data: 1199 positives, 1199 negatives</text:p>
      <text:p text:style-name="Standard">Test data: 133 positives, 133 negatives</text:p>
      <text:p text:style-name="Standard">Fold 3, Train: AUROC=0.968703 AUPR=0.968009; Test: AUROC=0.769405, AUPR=0.813721</text:p>
      <text:p text:style-name="Standard">Train data: 1199 positives, 1199 negatives</text:p>
      <text:p text:style-name="Standard">Test data: 133 positives, 133 negatives</text:p>
      <text:p text:style-name="Standard">Fold 4, Train: AUROC=0.965760 AUPR=0.966199; Test: AUROC=0.760473, AUPR=0.816245</text:p>
      <text:p text:style-name="Standard">Train data: 1199 positives, 1199 negatives</text:p>
      <text:p text:style-name="Standard">Test data: 133 positives, 133 negatives</text:p>
      <text:p text:style-name="Standard">Fold 5, Train: AUROC=0.969473 AUPR=0.968995; Test: AUROC=0.819153, AUPR=0.847907</text:p>
      <text:p text:style-name="Standard">Train data: 1198 positives, 1199 negatives</text:p>
      <text:p text:style-name="Standard">Test data: 134 positives, 133 negatives</text:p>
      <text:p text:style-name="Standard">Fold 6, Train: AUROC=0.967643 AUPR=0.967608; Test: AUROC=0.808607, AUPR=0.840730</text:p>
      <text:p text:style-name="Standard">Train data: 1199 positives, 1198 negatives</text:p>
      <text:p text:style-name="Standard">Test data: 133 positives, 134 negatives</text:p>
      <text:p text:style-name="Standard">Fold 7, Train: AUROC=0.969535 AUPR=0.968924; Test: AUROC=0.813826, AUPR=0.837338</text:p>
      <text:p text:style-name="Standard">Train data: 1198 positives, 1199 negatives</text:p>
      <text:p text:style-name="Standard">Test data: 134 positives, 133 negatives</text:p>
      <text:p text:style-name="Standard">Fold 8, Train: AUROC=0.965394 AUPR=0.965177; Test: AUROC=0.769274, AUPR=0.827094</text:p>
      <text:p text:style-name="Standard">Train data: 1199 positives, 1198 negatives</text:p>
      <text:p text:style-name="Standard">Test data: 133 positives, 134 negatives</text:p>
      <text:p text:style-name="Standard">Fold 9, Train: AUROC=0.966364 AUPR=0.965227; Test: AUROC=0.804567, AUPR=0.843858</text:p>
      <text:p text:style-name="Standard">Train data: 1199 positives, 1199 negatives</text:p>
      <text:p text:style-name="Standard">Test data: 133 positives, 133 negatives</text:p>
      <text:p text:style-name="Standard">Fold 10, Train: AUROC=0.967403 AUPR=0.966975; Test: AUROC=0.815648, AUPR=0.844213</text:p>
      <text:p text:style-name="Standard">Repetition #2</text:p>
      <text:p text:style-name="Standard">Train data: 1199 positives, 1198 negatives</text:p>
      <text:p text:style-name="Standard">Test data: 133 positives, 134 negatives</text:p>
      <text:p text:style-name="Standard">Fold 1, Train: AUROC=0.968271 AUPR=0.968467; Test: AUROC=0.813208, AUPR=0.856066</text:p>
      <text:p text:style-name="Standard">Train data: 1199 positives, 1198 negatives</text:p>
      <text:p text:style-name="Standard">Test data: 133 positives, 134 negatives</text:p>
      <text:p text:style-name="Standard">Fold 2, Train: AUROC=0.969026 AUPR=0.969258; Test: AUROC=0.846033, AUPR=0.859596</text:p>
      <text:p text:style-name="Standard">Train data: 1199 positives, 1199 negatives</text:p>
      <text:p text:style-name="Standard">Test data: 133 positives, 133 negatives</text:p>
      <text:p text:style-name="Standard">Fold 3, Train: AUROC=0.969719 AUPR=0.969745; Test: AUROC=0.806433, AUPR=0.841398</text:p>
      <text:p text:style-name="Standard">Train data: 1198 positives, 1199 negatives</text:p>
      <text:p text:style-name="Standard">Test data: 134 positives, 133 negatives</text:p>
      <text:p text:style-name="Standard">Fold 4, Train: AUROC=0.968576 AUPR=0.969243; Test: AUROC=0.753675, AUPR=0.807491</text:p>
      <text:p text:style-name="Standard">Train data: 1199 positives, 1199 negatives</text:p>
      <text:p text:style-name="Standard">Test data: 133 positives, 133 negatives</text:p>
      <text:p text:style-name="Standard">Fold 5, Train: AUROC=0.966557 AUPR=0.967236; Test: AUROC=0.782972, AUPR=0.825810</text:p>
      <text:p text:style-name="Standard">Train data: 1199 positives, 1199 negatives</text:p>
      <text:p text:style-name="Standard"><text:soft-page-break/>Test data: 133 positives, 133 negatives</text:p>
      <text:p text:style-name="Standard">Fold 6, Train: AUROC=0.968918 AUPR=0.969176; Test: AUROC=0.807847, AUPR=0.844447</text:p>
      <text:p text:style-name="Standard">Train data: 1198 positives, 1199 negatives</text:p>
      <text:p text:style-name="Standard">Test data: 134 positives, 133 negatives</text:p>
      <text:p text:style-name="Standard">Fold 7, Train: AUROC=0.967356 AUPR=0.968064; Test: AUROC=0.821906, AUPR=0.843718</text:p>
      <text:p text:style-name="Standard">Train data: 1199 positives, 1199 negatives</text:p>
      <text:p text:style-name="Standard">Test data: 133 positives, 133 negatives</text:p>
      <text:p text:style-name="Standard">Fold 8, Train: AUROC=0.968173 AUPR=0.968632; Test: AUROC=0.823619, AUPR=0.860889</text:p>
      <text:p text:style-name="Standard">Train data: 1199 positives, 1199 negatives</text:p>
      <text:p text:style-name="Standard">Test data: 133 positives, 133 negatives</text:p>
      <text:p text:style-name="Standard">Fold 9, Train: AUROC=0.970192 AUPR=0.970288; Test: AUROC=0.767935, AUPR=0.818462</text:p>
      <text:p text:style-name="Standard">Train data: 1199 positives, 1199 negatives</text:p>
      <text:p text:style-name="Standard">Test data: 133 positives, 133 negatives</text:p>
      <text:p text:style-name="Standard">Fold 10, Train: AUROC=0.968404 AUPR=0.969021; Test: AUROC=0.776528, AUPR=0.820634</text:p>
      <text:p text:style-name="Standard">Repetition #3</text:p>
      <text:p text:style-name="Standard">Train data: 1198 positives, 1198 negatives</text:p>
      <text:p text:style-name="Standard">Test data: 134 positives, 134 negatives</text:p>
      <text:p text:style-name="Standard">Fold 1, Train: AUROC=0.965946 AUPR=0.966414; Test: AUROC=0.787592, AUPR=0.825807</text:p>
      <text:p text:style-name="Standard">Train data: 1199 positives, 1198 negatives</text:p>
      <text:p text:style-name="Standard">Test data: 133 positives, 134 negatives</text:p>
      <text:p text:style-name="Standard">Fold 2, Train: AUROC=0.967891 AUPR=0.967834; Test: AUROC=0.809954, AUPR=0.826478</text:p>
      <text:p text:style-name="Standard">Train data: 1199 positives, 1199 negatives</text:p>
      <text:p text:style-name="Standard">Test data: 133 positives, 133 negatives</text:p>
      <text:p text:style-name="Standard">Fold 3, Train: AUROC=0.969352 AUPR=0.968815; Test: AUROC=0.785403, AUPR=0.822977</text:p>
      <text:p text:style-name="Standard">Train data: 1199 positives, 1199 negatives</text:p>
      <text:p text:style-name="Standard">Test data: 133 positives, 133 negatives</text:p>
      <text:p text:style-name="Standard">Fold 4, Train: AUROC=0.970106 AUPR=0.969191; Test: AUROC=0.780202, AUPR=0.833750</text:p>
      <text:p text:style-name="Standard">Train data: 1199 positives, 1199 negatives</text:p>
      <text:p text:style-name="Standard">Test data: 133 positives, 133 negatives</text:p>
      <text:p text:style-name="Standard">Fold 5, Train: AUROC=0.968258 AUPR=0.966712; Test: AUROC=0.825711, AUPR=0.869920</text:p>
      <text:p text:style-name="Standard">Train data: 1199 positives, 1199 negatives</text:p>
      <text:p text:style-name="Standard">Test data: 133 positives, 133 negatives</text:p>
      <text:p text:style-name="Standard">Fold 6, Train: AUROC=0.967151 AUPR=0.966290; Test: AUROC=0.838035, AUPR=0.874800</text:p>
      <text:p text:style-name="Standard">Train data: 1199 positives, 1199 negatives</text:p>
      <text:p text:style-name="Standard">Test data: 133 positives, 133 negatives</text:p>
      <text:p text:style-name="Standard">Fold 7, Train: AUROC=0.966023 AUPR=0.965265; Test: AUROC=0.817457, AUPR=0.862100</text:p>
      <text:p text:style-name="Standard">Train data: 1198 positives, 1199 negatives</text:p>
      <text:p text:style-name="Standard">Test data: 134 positives, 133 negatives</text:p>
      <text:p text:style-name="Standard">Fold 8, Train: AUROC=0.967077 AUPR=0.966262; Test: AUROC=0.775390, AUPR=0.814185</text:p>
      <text:p text:style-name="Standard">Train data: 1199 positives, 1199 negatives</text:p>
      <text:p text:style-name="Standard">Test data: 133 positives, 133 negatives</text:p>
      <text:p text:style-name="Standard">Fold 9, Train: AUROC=0.965826 AUPR=0.966077; Test: AUROC=0.746396, AUPR=0.794906</text:p>
      <text:p text:style-name="Standard">Train data: 1199 positives, 1199 negatives</text:p>
      <text:p text:style-name="Standard">Test data: 133 positives, 133 negatives</text:p>
      <text:p text:style-name="Standard">Fold 10, Train: AUROC=0.968047 AUPR=0.967571; Test: AUROC=0.778563, AUPR=0.814302</text:p>
      <text:p text:style-name="Standard">Repetition #4</text:p>
      <text:p text:style-name="Standard">Train data: 1199 positives, 1198 negatives</text:p>
      <text:p text:style-name="Standard">Test data: 133 positives, 134 negatives</text:p>
      <text:p text:style-name="Standard">Fold 1, Train: AUROC=0.966891 AUPR=0.964346; Test: AUROC=0.801930, AUPR=0.842388</text:p>
      <text:p text:style-name="Standard"><text:soft-page-break/>Train data: 1199 positives, 1199 negatives</text:p>
      <text:p text:style-name="Standard">Test data: 133 positives, 133 negatives</text:p>
      <text:p text:style-name="Standard">Fold 2, Train: AUROC=0.966847 AUPR=0.964094; Test: AUROC=0.776019, AUPR=0.815363</text:p>
      <text:p text:style-name="Standard">Train data: 1198 positives, 1199 negatives</text:p>
      <text:p text:style-name="Standard">Test data: 134 positives, 133 negatives</text:p>
      <text:p text:style-name="Standard">Fold 3, Train: AUROC=0.967962 AUPR=0.964919; Test: AUROC=0.767815, AUPR=0.817444</text:p>
      <text:p text:style-name="Standard">Train data: 1199 positives, 1199 negatives</text:p>
      <text:p text:style-name="Standard">Test data: 133 positives, 133 negatives</text:p>
      <text:p text:style-name="Standard">Fold 4, Train: AUROC=0.966939 AUPR=0.966920; Test: AUROC=0.771723, AUPR=0.803836</text:p>
      <text:p text:style-name="Standard">Train data: 1199 positives, 1198 negatives</text:p>
      <text:p text:style-name="Standard">Test data: 133 positives, 134 negatives</text:p>
      <text:p text:style-name="Standard">Fold 5, Train: AUROC=0.967916 AUPR=0.966432; Test: AUROC=0.789530, AUPR=0.831127</text:p>
      <text:p text:style-name="Standard">Train data: 1199 positives, 1199 negatives</text:p>
      <text:p text:style-name="Standard">Test data: 133 positives, 133 negatives</text:p>
      <text:p text:style-name="Standard">Fold 6, Train: AUROC=0.966417 AUPR=0.965036; Test: AUROC=0.816553, AUPR=0.833174</text:p>
      <text:p text:style-name="Standard">Train data: 1198 positives, 1199 negatives</text:p>
      <text:p text:style-name="Standard">Test data: 134 positives, 133 negatives</text:p>
      <text:p text:style-name="Standard">Fold 7, Train: AUROC=0.967289 AUPR=0.964780; Test: AUROC=0.834025, AUPR=0.861946</text:p>
      <text:p text:style-name="Standard">Train data: 1199 positives, 1199 negatives</text:p>
      <text:p text:style-name="Standard">Test data: 133 positives, 133 negatives</text:p>
      <text:p text:style-name="Standard">Fold 8, Train: AUROC=0.963941 AUPR=0.961339; Test: AUROC=0.834473, AUPR=0.867661</text:p>
      <text:p text:style-name="Standard">Train data: 1199 positives, 1199 negatives</text:p>
      <text:p text:style-name="Standard">Test data: 133 positives, 133 negatives</text:p>
      <text:p text:style-name="Standard">Fold 9, Train: AUROC=0.965506 AUPR=0.963711; Test: AUROC=0.768444, AUPR=0.821199</text:p>
      <text:p text:style-name="Standard">Train data: 1199 positives, 1199 negatives</text:p>
      <text:p text:style-name="Standard">Test data: 133 positives, 133 negatives</text:p>
      <text:p text:style-name="Standard">Fold 10, Train: AUROC=0.966667 AUPR=0.964766; Test: AUROC=0.810956, AUPR=0.848410</text:p>
      <text:p text:style-name="Standard">Repetition #5</text:p>
      <text:p text:style-name="Standard">Train data: 1199 positives, 1198 negatives</text:p>
      <text:p text:style-name="Standard">Test data: 133 positives, 134 negatives</text:p>
      <text:p text:style-name="Standard">Fold 1, Train: AUROC=0.965957 AUPR=0.964121; Test: AUROC=0.777915, AUPR=0.823529</text:p>
      <text:p text:style-name="Standard">Train data: 1199 positives, 1199 negatives</text:p>
      <text:p text:style-name="Standard">Test data: 133 positives, 133 negatives</text:p>
      <text:p text:style-name="Standard">Fold 2, Train: AUROC=0.965787 AUPR=0.966267; Test: AUROC=0.730171, AUPR=0.776820</text:p>
      <text:p text:style-name="Standard">Train data: 1199 positives, 1199 negatives</text:p>
      <text:p text:style-name="Standard">Test data: 133 positives, 133 negatives</text:p>
      <text:p text:style-name="Standard">Fold 3, Train: AUROC=0.965086 AUPR=0.963869; Test: AUROC=0.785008, AUPR=0.831618</text:p>
      <text:p text:style-name="Standard">Train data: 1199 positives, 1198 negatives</text:p>
      <text:p text:style-name="Standard">Test data: 133 positives, 134 negatives</text:p>
      <text:p text:style-name="Standard">Fold 4, Train: AUROC=0.963959 AUPR=0.964019; Test: AUROC=0.791045, AUPR=0.838901</text:p>
      <text:p text:style-name="Standard">Train data: 1198 positives, 1199 negatives</text:p>
      <text:p text:style-name="Standard">Test data: 134 positives, 133 negatives</text:p>
      <text:p text:style-name="Standard">Fold 5, Train: AUROC=0.965245 AUPR=0.964175; Test: AUROC=0.830827, AUPR=0.865549</text:p>
      <text:p text:style-name="Standard">Train data: 1199 positives, 1199 negatives</text:p>
      <text:p text:style-name="Standard">Test data: 133 positives, 133 negatives</text:p>
      <text:p text:style-name="Standard">Fold 6, Train: AUROC=0.964617 AUPR=0.963837; Test: AUROC=0.754650, AUPR=0.800777</text:p>
      <text:p text:style-name="Standard">Train data: 1199 positives, 1199 negatives</text:p>
      <text:p text:style-name="Standard">Test data: 133 positives, 133 negatives</text:p>
      <text:p text:style-name="Standard">Fold 7, Train: AUROC=0.961445 AUPR=0.960264; Test: AUROC=0.840296, AUPR=0.869755</text:p>
      <text:p text:style-name="Standard"><text:soft-page-break/>Train data: 1198 positives, 1199 negatives</text:p>
      <text:p text:style-name="Standard">Test data: 134 positives, 133 negatives</text:p>
      <text:p text:style-name="Standard">Fold 8, Train: AUROC=0.964650 AUPR=0.963505; Test: AUROC=0.781394, AUPR=0.828215</text:p>
      <text:p text:style-name="Standard">Train data: 1199 positives, 1199 negatives</text:p>
      <text:p text:style-name="Standard">Test data: 133 positives, 133 negatives</text:p>
      <text:p text:style-name="Standard">Fold 9, Train: AUROC=0.966765 AUPR=0.966155; Test: AUROC=0.776641, AUPR=0.817852</text:p>
      <text:p text:style-name="Standard">Train data: 1199 positives, 1199 negatives</text:p>
      <text:p text:style-name="Standard">Test data: 133 positives, 133 negatives</text:p>
      <text:p text:style-name="Standard">Fold 10, Train: AUROC=0.963074 AUPR=0.962016; Test: AUROC=0.820397, AUPR=0.838909</text:p>
      <text:p text:style-name="Standard">Repetition #1: AUROC=0.799694, AUPR=0.838522</text:p>
      <text:p text:style-name="Standard">Repetition #2: AUROC=0.800016, AUPR=0.837851</text:p>
      <text:p text:style-name="Standard">Repetition #3: AUROC=0.794470, AUPR=0.833922</text:p>
      <text:p text:style-name="Standard">Repetition #4: AUROC=0.797147, AUPR=0.834255</text:p>
      <text:p text:style-name="Standard">Repetition #5: AUROC=0.788834, AUPR=0.829193</text:p>
      <text:p text:style-name="Standard">Mean: AUROC=0.796032, AUPR=0.834749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2T09:53:09.664604030</meta:creation-date>
    <dc:date>2023-10-12T09:54:32.631152419</dc:date>
    <meta:editing-duration>PT1M24S</meta:editing-duration>
    <meta:editing-cycles>1</meta:editing-cycles>
    <meta:document-statistic meta:table-count="0" meta:image-count="0" meta:object-count="0" meta:page-count="4" meta:paragraph-count="162" meta:word-count="1035" meta:character-count="8388" meta:non-whitespace-character-count="7515"/>
    <meta:generator>LibreOffice/6.4.7.2$Linux_X86_64 LibreOffice_project/40$Build-2</meta:generator>
  </office:meta>
</office:document-meta>
</file>